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style:writing-mode="rl-tb"/>
    </style:style>
    <style:style style:name="P2" style:family="paragraph">
      <style:paragraph-properties fo:text-align="center" style:writing-mode="rl-tb"/>
    </style:style>
    <style:style style:name="P3" style:family="paragraph">
      <style:paragraph-properties fo:text-align="end" style:writing-mode="rl-tb"/>
    </style:style>
    <style:style style:name="P4" style:family="paragraph">
      <style:paragraph-properties style:writing-mode="rl-tb"/>
      <style:text-properties fo:font-size="80pt" style:font-size-asian="80pt" style:font-size-complex="80pt"/>
    </style:style>
    <style:style style:name="P5" style:family="paragraph">
      <style:text-properties fo:font-size="80pt" style:font-size-asian="80pt" style:font-size-complex="8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שרלוק הולמס על אודות Awk</text:p>
          </draw:text-box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 text:style-name="P1">שרלוק הולמס על אודות Awk</text:p>
          </draw:text-box>
        </draw:frame>
        <draw:frame presentation:style-name="pr2" draw:text-style-name="P1" draw:layer="layout" svg:width="24.639cm" svg:height="12.179cm" svg:x="1.4cm" svg:y="4.914cm" presentation:class="subtitle" presentation:user-transformed="true">
          <draw:text-box>
            <text:p text:style-name="P1">ד”ר ווטסון התרשם שאף שלשרלוק הולמס היה ידע רב ומקיף הרי שבורותו גם היא הייתה מופלגת.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 text:style-name="P1">שרלוק הולמס על אודות Awk</text:p>
          </draw:text-box>
        </draw:frame>
        <draw:frame presentation:style-name="pr2" draw:text-style-name="P1" draw:layer="layout" svg:width="24.639cm" svg:height="12.179cm" svg:x="1.4cm" svg:y="4.914cm" presentation:class="subtitle" presentation:user-transformed="true">
          <draw:text-box>
            <text:p text:style-name="P1">הוא אמר שהוא ינסה לשכוח את העובדה שכדור הארץ סובב סביב השמש כי זה לא שימושי עבורו.</text:p>
            <text:p text:style-name="P1"/>
            <text:p text:style-name="P1">“המוח האנושי הוא כמו עליית גג שממלאים אותה”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 text:style-name="P1">שרלוק הולמס על אודות Awk</text:p>
          </draw:text-box>
        </draw:frame>
        <draw:frame presentation:style-name="pr2" draw:text-style-name="P1" draw:layer="layout" svg:width="24.639cm" svg:height="12.179cm" svg:x="1.4cm" svg:y="4.914cm" presentation:class="subtitle" presentation:user-transformed="true">
          <draw:text-box>
            <text:p text:style-name="P1">מספר רב של עשורים אח”כ, אריק ס. ריימונד (ESR) כתב </text:p>
            <text:p text:style-name="P1">ב‎The Art of Unix Programming על כך ש-Awk אינה מודל טוב לחיקוי.</text:p>
            <text:list text:style-name="L2">
              <text:list-item>
                <text:p text:style-name="P1">לא מספיק טובה לשימוש כשפה לכל דבר.</text:p>
              </text:list-item>
              <text:list-item>
                <text:p text:style-name="P1">לא מספיק מינימליסטית כ-DSL.</text:p>
              </text:list-item>
            </text:list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שרלוק הולמס על אודות Awk</text:p>
          </draw:text-box>
        </draw:frame>
        <draw:frame presentation:style-name="pr2" draw:text-style-name="P1" draw:layer="layout" svg:width="24.639cm" svg:height="12.179cm" svg:x="1.4cm" svg:y="4.914cm" presentation:class="subtitle" presentation:user-transformed="true">
          <draw:text-box>
            <text:p text:style-name="P1">לזכור את Awk דורש הרבה מקום בזכרון המיידי של מתכנתים ולכן הם מעדיפים ללמוד Perl או Ruby או שפות מקבילות אחרות. 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 text:style-name="P1">שרלוק הולמס על אודות Awk</text:p>
          </draw:text-box>
        </draw:frame>
        <draw:frame presentation:style-name="pr2" draw:text-style-name="P3" draw:layer="layout" svg:width="24.639cm" svg:height="12.179cm" svg:x="1.4cm" svg:y="4.914cm" presentation:class="subtitle" presentation:user-transformed="true">
          <draw:text-box>
            <text:list text:style-name="L2">
              <text:list-header>
                <text:p text:style-name="P2"><text:span text:style-name="T1">דרכים לנהל את הזכרון:</text:span></text:p>
                <text:p text:style-name="P3"/>
              </text:list-header>
              <text:list-item>
                <text:p text:style-name="P3">ללמוד ואז לשכוח</text:p>
              </text:list-item>
              <text:list-item>
                <text:p text:style-name="P3">לעבוד יותר קשה כדי למנוע מלזכור משהו</text:p>
              </text:list-item>
              <text:list-item>
                <text:p text:style-name="P3">מפנה מקום לדברים אחרים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 text:style-name="P1">שרלוק הולמס על אודות Awk</text:p>
          </draw:text-box>
        </draw:frame>
        <draw:frame presentation:style-name="pr2" draw:text-style-name="P1" draw:layer="layout" svg:width="24.639cm" svg:height="12.179cm" svg:x="1.4cm" svg:y="4.914cm" presentation:class="subtitle" presentation:user-transformed="true">
          <draw:text-box>
            <text:list text:style-name="L2">
              <text:list-item>
                <text:p text:style-name="P1">לא להתמקצע יתר על המידה: אפשר להביא מקבילות ממשהו אחד למשהו אחר.</text:p>
              </text:list-item>
              <text:list-item>
                <text:p text:style-name="P1">כדאי ללמוד קצת מכל דבר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79cm" svg:x="1.4cm" svg:y="4.914cm" presentation:class="outline" presentation:placeholder="true">
          <draw:text-box/>
        </draw:fram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תודה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24T08:21:09</meta:creation-date>
    <dc:date>2013-02-24T09:22:35</dc:date>
    <meta:editing-duration>PT56M29S</meta:editing-duration>
    <meta:editing-cycles>20</meta:editing-cycles>
    <meta:generator>LibreOffice/4.0.0.3$Linux_X86_64 LibreOffice_project/400m0$Build-103</meta:generator>
    <meta:document-statistic meta:object-count="53"/>
  </office:meta>
</office:document-meta>
</file>